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2XmlEncoder.encodeValue( Object value , DataBufferFactory bufferFactory , ResolvableType valueType , @ Nullable MimeType mimeType , @ Nullable Map &lt; String , Object &gt; hi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xb2XmlEncoder.canEncode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2XmlEncoder.initMarshall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2XmlEncoder.Jaxb2Xm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Encoder.setMarshallerProcessor( Function &lt; Marshaller , Marshaller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Encoder.getMarshall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Encoder.encode( Object value , DataBufferFactory bufferFactory , ResolvableType value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